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Жирный" style:font-family-generic="swiss" style:font-pitch="variable"/>
    <style:font-face style:name="Liberation Sans3" svg:font-family="'Liberation Sans'" style:font-adornments="Курсив" style:font-family-generic="swiss" style:font-pitch="variable"/>
    <style:font-face style:name="Liberation Sans4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Таблиця1" style:family="table">
      <style:table-properties style:width="27.601cm" table:align="margins"/>
    </style:style>
    <style:style style:name="Таблиця1.A" style:family="table-column">
      <style:table-column-properties style:column-width="27.601cm" style:rel-column-width="65535*"/>
    </style:style>
    <style:style style:name="Таблиця1.1" style:family="table-row">
      <style:table-row-properties style:min-row-height="15.401cm"/>
    </style:style>
    <style:style style:name="Таблиця1.A1" style:family="table-cell">
      <style:table-cell-properties style:vertical-align="middle" fo:padding="0cm" fo:border="none"/>
    </style:style>
    <style:style style:name="Таблиця3" style:family="table">
      <style:table-properties style:width="27.601cm" table:align="margins"/>
    </style:style>
    <style:style style:name="Таблиця3.A" style:family="table-column">
      <style:table-column-properties style:column-width="27.601cm" style:rel-column-width="65535*"/>
    </style:style>
    <style:style style:name="Таблиця3.1" style:family="table-row">
      <style:table-row-properties style:min-row-height="5.5cm"/>
    </style:style>
    <style:style style:name="Таблиця3.A1" style:family="table-cell">
      <style:table-cell-properties fo:padding="0cm" fo:border="none"/>
    </style:style>
    <style:style style:name="Таблиця2" style:family="table">
      <style:table-properties style:width="27.601cm" fo:break-before="page" table:align="margins"/>
    </style:style>
    <style:style style:name="Таблиця2.A" style:family="table-column">
      <style:table-column-properties style:column-width="27.601cm" style:rel-column-width="65535*"/>
    </style:style>
    <style:style style:name="Таблиця2.1" style:family="table-row">
      <style:table-row-properties style:min-row-height="15.401cm"/>
    </style:style>
    <style:style style:name="Таблиця2.A1" style:family="table-cell">
      <style:table-cell-properties fo:padding="0cm" fo:border="none"/>
    </style:style>
    <style:style style:name="Таблиця4" style:family="table">
      <style:table-properties style:width="27.601cm" table:align="margins"/>
    </style:style>
    <style:style style:name="Таблиця4.A" style:family="table-column">
      <style:table-column-properties style:column-width="27.601cm" style:rel-column-width="65535*"/>
    </style:style>
    <style:style style:name="Таблиця4.1" style:family="table-row">
      <style:table-row-properties style:min-row-height="4.001cm"/>
    </style:style>
    <style:style style:name="Таблиця4.A1" style:family="table-cell">
      <style:table-cell-properties fo:padding="0cm" fo:border="none"/>
    </style:style>
    <style:style style:name="P1" style:family="paragraph" style:parent-style-name="Шаблон_3a__20_Звичайний_20_текст">
      <style:text-properties officeooo:rsid="00113cbf" officeooo:paragraph-rsid="00113cbf"/>
    </style:style>
    <style:style style:name="P2" style:family="paragraph" style:parent-style-name="Шаблон_3a__20_Титульна_20_сторінка">
      <style:text-properties officeooo:rsid="00113cbf" officeooo:paragraph-rsid="00113cbf"/>
    </style:style>
    <style:style style:name="P3" style:family="paragraph" style:parent-style-name="Шаблон_3a__20_Заголовок_20_теми">
      <style:paragraph-properties fo:break-before="page"/>
      <style:text-properties officeooo:rsid="00113cbf" officeooo:paragraph-rsid="00113cbf"/>
    </style:style>
    <style:style style:name="P4" style:family="paragraph" style:parent-style-name="Standard">
      <style:text-properties fo:font-size="7pt" style:font-size-asian="6.09999990463257pt" style:font-size-complex="7pt"/>
    </style:style>
    <style:style style:name="P5" style:family="paragraph" style:parent-style-name="Шаблон_3a__20_Заголовок_20_теми">
      <style:paragraph-properties fo:break-before="page"/>
    </style:style>
    <style:style style:name="P6" style:family="paragraph" style:parent-style-name="Table_20_Contents">
      <style:text-properties style:font-name="Liberation Sans1" fo:font-size="6pt" style:font-size-asian="5.25pt" style:font-size-complex="6pt"/>
    </style:style>
    <style:style style:name="P7" style:family="paragraph" style:parent-style-name="Table_20_Contents">
      <style:text-properties style:font-name="Liberation Sans1" fo:font-size="21pt" style:font-size-asian="21pt" style:font-size-complex="21pt"/>
    </style:style>
    <style:style style:name="P8" style:family="paragraph" style:parent-style-name="Шаблон_3a__20_Звичайний_20_текст">
      <style:text-properties officeooo:paragraph-rsid="001310df"/>
    </style:style>
    <style:style style:name="P9" style:family="paragraph" style:parent-style-name="Шаблон_3a__20_Звичайний_20_текст">
      <style:paragraph-properties fo:break-before="page"/>
      <style:text-properties officeooo:paragraph-rsid="001310df"/>
    </style:style>
    <style:style style:name="P10" style:family="paragraph" style:parent-style-name="Шаблон_3a__20_Звичайний_20_текст">
      <style:text-properties fo:font-size="6pt" officeooo:paragraph-rsid="001310df" style:font-size-asian="5.25pt" style:font-size-complex="6pt"/>
    </style:style>
    <style:style style:name="P11" style:family="paragraph" style:parent-style-name="Table_20_Contents">
      <style:text-properties style:font-name="Liberation Sans1" fo:font-size="21pt" style:font-size-asian="21pt" style:font-size-complex="21pt"/>
    </style:style>
    <style:style style:name="P12" style:family="paragraph" style:parent-style-name="Шаблон_3a__20_Звичайний_20_текст">
      <style:text-properties officeooo:rsid="00113cbf" officeooo:paragraph-rsid="00113cbf"/>
    </style:style>
    <style:style style:name="P13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loext:graphic-properties draw:fill="solid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8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1310df"/>
    </style:style>
    <style:style style:name="T2" style:family="text">
      <style:text-properties officeooo:rsid="0038e2b0"/>
    </style:style>
    <style:style style:name="T3" style:family="text">
      <style:text-properties officeooo:rsid="01425b68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Microsoft YaHei" style:font-size-asian="14pt" style:font-style-asian="normal" style:font-weight-asian="normal" style:font-name-complex="Lucida 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loext:decorative="false" style:run-through="foreground" style:wrap="run-through" style:number-wrapped-paragraphs="no-limit" style:vertical-pos="from-top" style:vertical-rel="paragraph" style:horizontal-pos="center" style:horizontal-rel="paragraph"/>
    </style:style>
    <style:style style:name="gr2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2.1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2.50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3.04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24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48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48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48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2.24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17" style:family="graphic">
      <style:graphic-properties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1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3.75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4.53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2.81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2.08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24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4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25" style:family="graphic">
      <style:graphic-properties style:writing-mode="lr-tb" loext:decorative="false" style:run-through="foreground" style:wrap="run-through" style:number-wrapped-paragraphs="no-limit" style:vertical-pos="from-top" style:vertical-rel="paragraph" style:horizontal-pos="center" style:horizontal-rel="paragraph" draw:wrap-influence-on-position="once-concurrent" loext:allow-overlap="true" style:flow-with-text="false"/>
    </style:style>
    <style:style style:name="gr26" style:family="graphic">
      <style:graphic-properties style:writing-mode="lr-tb" loext:decorative="false" style:run-through="foreground"/>
    </style:style>
    <style:style style:name="gr27" style:family="graphic">
      <style:graphic-properties loext:decorative="false" style:run-through="foreground"/>
    </style:style>
    <style:style style:name="gr28" style:family="graphic">
      <style:graphic-properties draw:stroke="solid" draw:stroke-dash="Dashed_20__28_var_29__20_2" svg:stroke-width="0.035cm" svg:stroke-color="#000000" draw:marker-start="" draw:marker-start-width="0.258cm" draw:marker-start-center="false" draw:marker-end="" draw:marker-end-width="0.258cm" draw:marker-end-center="false" draw:stroke-linejoin="round" svg:stroke-linecap="round" draw:fill="solid" draw:fill-color="#ffffff" draw:textarea-horizontal-align="justify" fo:padding-top="0.127cm" fo:padding-bottom="0.127cm" fo:padding-left="0.252cm" fo:padding-right="0.252cm" fo:wrap-option="wrap" draw:shadow="hidden" draw:shadow-offset-x="0.049cm" draw:shadow-offset-y="0.049cm" draw:shadow-color="#3465a4" loext:decorative="false" style:run-through="foreground"/>
    </style:style>
    <style:style style:name="gr29" style:family="graphic">
      <style:graphic-properties draw:stroke="solid" draw:stroke-dash="Dashed_20__28_var_29__20_2" svg:stroke-width="0.035cm" svg:stroke-color="#000000" draw:marker-start="" draw:marker-start-width="0.258cm" draw:marker-start-center="false" draw:marker-end="" draw:marker-end-width="0.258cm" draw:marker-end-center="false" draw:stroke-linejoin="round" svg:stroke-linecap="round" draw:fill="solid" draw:fill-color="#ffffff" draw:textarea-horizontal-align="justify" draw:textarea-vertical-align="middle" fo:padding-top="0.127cm" fo:padding-bottom="0.127cm" fo:padding-left="0.252cm" fo:padding-right="0.252cm" fo:wrap-option="wrap" draw:shadow="hidden" draw:shadow-offset-x="0.049cm" draw:shadow-offset-y="0.049cm" draw:shadow-color="#3465a4" loext:decorative="false" style:run-through="foreground"/>
      <style:paragraph-properties style:writing-mode="lr-tb"/>
    </style:style>
    <style:style style:name="gr30" style:family="graphic">
      <style:graphic-properties draw:stroke="solid" svg:stroke-width="0.035cm" svg:stroke-color="#000000" draw:marker-start="" draw:marker-start-width="0.252cm" draw:marker-start-center="false" draw:marker-end="Стилі_20_стрілок_20_17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31" style:family="graphic">
      <style:graphic-properties draw:stroke="solid" svg:stroke-width="0.035cm" svg:stroke-color="#000000" draw:marker-start="" draw:marker-start-width="0.252cm" draw:marker-start-center="false" draw:marker-end="" draw:marker-end-width="0.353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3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2cm" fo:min-width="4.23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2cm" fo:min-width="2.53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5cm" fo:min-width="4.66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5cm" fo:min-width="3.79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9cm" fo:min-width="3.30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5cm" fo:min-width="4.61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5cm" fo:min-width="5.06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3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462cm" fo:min-width="4.341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5cm" fo:min-width="5.79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1.949cm" fo:min-width="6.16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89cm" fo:min-width="3.357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3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44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45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4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47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48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49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2.154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0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2.508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3.046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243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48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48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49cm" fo:min-width="0.482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6" style:family="graphic">
      <style:graphic-properties draw:stroke="solid" svg:stroke-width="0.035cm" svg:stroke-color="#000000" draw:marker-start="" draw:marker-start-width="0.252cm" draw:marker-start-center="false" draw:marker-end="" draw:marker-end-width="0.252cm" draw:marker-end-center="false" draw:fill="none" draw:fill-color="#729fcf" draw:textarea-horizontal-align="justify" draw:textarea-vertical-align="middle" fo:padding-top="0.143cm" fo:padding-bottom="0.143cm" fo:padding-left="0.266cm" fo:padding-right="0.266cm" fo:wrap-option="wrap" draw:shadow="hidden" draw:shadow-offset-x="0.199cm" draw:shadow-offset-y="0.199cm" draw:shadow-color="#808080" loext:decorative="false" style:run-through="foreground"/>
    </style:style>
    <style:style style:name="gr5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977cm" fo:min-width="2.24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я1" table:style-name="Таблиця1">
        <table:table-column table:style-name="Таблиця1.A"/>
        <table:table-row table:style-name="Таблиця1.1">
          <table:table-cell table:style-name="Таблиця1.A1" office:value-type="string">
            <text:p text:style-name="P2">Лекція 10</text:p>
            <text:p text:style-name="P2">SCTP-сокети, частина 2</text:p>
          </table:table-cell>
        </table:table-row>
      </table:table>
      <text:p text:style-name="P4"/>
      <text:p text:style-name="P3">Заголовок SCTP</text:p>
      <table:table table:name="Таблиця3" table:style-name="Таблиця3">
        <table:table-column table:style-name="Таблиця3.A"/>
        <table:table-row table:style-name="Таблиця3.1">
          <table:table-cell table:style-name="Таблиця3.A1" office:value-type="string">
            <text:p text:style-name="P7"><draw:g text:anchor-type="paragraph" draw:z-index="1" draw:name="Груповий об'єкт 2" draw:style-name="gr17"><draw:line draw:style-name="gr18" draw:text-style-name="P13" svg:x1="5.794cm" svg:y1="0.74cm" svg:x2="21.794cm" svg:y2="0.74cm"><text:p/></draw:line><draw:line draw:style-name="gr18" draw:text-style-name="P13" svg:x1="5.794cm" svg:y1="2.237cm" svg:x2="21.794cm" svg:y2="2.237cm"><text:p/></draw:line><draw:line draw:style-name="gr18" draw:text-style-name="P13" svg:x1="5.794cm" svg:y1="3.738cm" svg:x2="21.794cm" svg:y2="3.738cm"><text:p/></draw:line><draw:line draw:style-name="gr18" draw:text-style-name="P13" svg:x1="5.794cm" svg:y1="0.74cm" svg:x2="5.794cm" svg:y2="5.238cm"><text:p/></draw:line><draw:line draw:style-name="gr18" draw:text-style-name="P13" svg:x1="21.795cm" svg:y1="0.74cm" svg:x2="21.793cm" svg:y2="5.238cm"><text:p/></draw:line><draw:line draw:style-name="gr18" draw:text-style-name="P13" svg:x1="13.795cm" svg:y1="0.74cm" svg:x2="13.795cm" svg:y2="2.24cm"><text:p/></draw:line><draw:frame draw:style-name="gr19" draw:text-style-name="P15" svg:width="4.259cm" svg:height="1.228cm" svg:x="7.659cm" svg:y="0.949cm"><draw:text-box><text:p text:style-name="P14"><text:span text:style-name="T4">Source port number</text:span></text:p><text:p text:style-name="P14"><text:span text:style-name="T4">(16 bits)</text:span></text:p></draw:text-box></draw:frame><draw:frame draw:style-name="gr20" draw:text-style-name="P15" svg:width="5.037cm" svg:height="1.228cm" svg:x="15.452cm" svg:y="0.949cm"><draw:text-box><text:p text:style-name="P14"><text:span text:style-name="T4">Destination port </text:span><text:span text:style-name="T4">number</text:span></text:p><text:p text:style-name="P14"><text:span text:style-name="T4">(16 bits)</text:span></text:p></draw:text-box></draw:frame><draw:frame draw:style-name="gr21" draw:text-style-name="P15" svg:width="3.313cm" svg:height="1.228cm" svg:x="12.128cm" svg:y="2.42cm"><draw:text-box><text:p text:style-name="P14"><text:span text:style-name="T4">Verification tag</text:span></text:p><text:p text:style-name="P14"><text:span text:style-name="T4">(32 bits)</text:span></text:p></draw:text-box></draw:frame><draw:frame draw:style-name="gr22" draw:text-style-name="P15" svg:width="2.585cm" svg:height="1.228cm" svg:x="12.493cm" svg:y="3.921cm"><draw:text-box><text:p text:style-name="P14"><text:span text:style-name="T4">Checksum</text:span></text:p><text:p text:style-name="P14"><text:span text:style-name="T4">(32 bits)</text:span></text:p></draw:text-box></draw:frame><draw:frame draw:style-name="gr23" draw:text-style-name="P15" svg:width="0.743cm" svg:height="0.742cm" svg:x="5.609cm" svg:y="0cm"><draw:text-box><text:p text:style-name="P14"><text:span text:style-name="T4">0</text:span></text:p></draw:text-box></draw:frame><draw:frame draw:style-name="gr24" draw:text-style-name="P15" svg:width="0.981cm" svg:height="0.742cm" svg:x="12.855cm" svg:y="0.002cm"><draw:text-box><text:p text:style-name="P14"><text:span text:style-name="T4">15</text:span></text:p></draw:text-box></draw:frame><draw:frame draw:style-name="gr24" draw:text-style-name="P15" svg:width="0.981cm" svg:height="0.742cm" svg:x="13.811cm" svg:y="0.002cm"><draw:text-box><text:p text:style-name="P14"><text:span text:style-name="T4">16</text:span></text:p></draw:text-box></draw:frame><draw:frame draw:style-name="gr24" draw:text-style-name="P15" svg:width="0.981cm" svg:height="0.742cm" svg:x="21.011cm" svg:y="0.002cm"><draw:text-box><text:p text:style-name="P14"><text:span text:style-name="T4">31</text:span></text:p></draw:text-box></draw:frame><draw:line draw:style-name="gr18" draw:text-style-name="P13" svg:x1="5.794cm" svg:y1="5.238cm" svg:x2="21.794cm" svg:y2="5.238cm"><text:p/></draw:line></draw:g></text:p>
          </table:table-cell>
        </table:table-row>
      </table:table>
      <text:p text:style-name="P1"/>
      <table:table table:name="Таблиця4" table:style-name="Таблиця4">
        <table:table-column table:style-name="Таблиця4.A"/>
        <table:table-row table:style-name="Таблиця4.1">
          <table:table-cell table:style-name="Таблиця4.A1" office:value-type="string">
            <text:p text:style-name="P7"><draw:g text:anchor-type="paragraph" draw:z-index="2" draw:name="Груповий об'єкт 3" draw:style-name="gr1"><draw:line draw:style-name="gr43" draw:text-style-name="P13" svg:x1="5.794cm" svg:y1="0.74cm" svg:x2="21.794cm" svg:y2="0.74cm"><text:p/></draw:line><draw:line draw:style-name="gr44" draw:text-style-name="P13" svg:x1="5.794cm" svg:y1="2.237cm" svg:x2="21.794cm" svg:y2="2.237cm"><text:p/></draw:line><draw:line draw:style-name="gr45" draw:text-style-name="P13" svg:x1="5.794cm" svg:y1="3.738cm" svg:x2="21.794cm" svg:y2="3.738cm"><text:p/></draw:line><draw:line draw:style-name="gr46" draw:text-style-name="P13" svg:x1="5.794cm" svg:y1="0.74cm" svg:x2="5.794cm" svg:y2="3.74cm"><text:p/></draw:line><draw:line draw:style-name="gr47" draw:text-style-name="P13" svg:x1="21.795cm" svg:y1="0.74cm" svg:x2="21.793cm" svg:y2="3.74cm"><text:p/></draw:line><draw:line draw:style-name="gr48" draw:text-style-name="P13" svg:x1="13.795cm" svg:y1="0.74cm" svg:x2="13.795cm" svg:y2="2.24cm"><text:p/></draw:line><draw:frame draw:style-name="gr49" draw:text-style-name="P15" svg:width="2.654cm" svg:height="1.228cm" svg:x="6.35cm" svg:y="0.949cm"><draw:text-box><text:p text:style-name="P14"><text:span text:style-name="T4">C</text:span><text:span text:style-name="T4">hu</text:span><text:span text:style-name="T4">nk </text:span><text:span text:style-name="T4">ty</text:span><text:span text:style-name="T4">pe</text:span></text:p><text:p text:style-name="P14"><text:span text:style-name="T4">(8 </text:span><text:span text:style-name="T4">bit</text:span><text:span text:style-name="T4">s)</text:span></text:p></draw:text-box></draw:frame><draw:frame draw:style-name="gr50" draw:text-style-name="P15" svg:width="3.017cm" svg:height="1.228cm" svg:x="16.552cm" svg:y="0.949cm"><draw:text-box><text:p text:style-name="P14"><text:span text:style-name="T4">C</text:span><text:span text:style-name="T4">h</text:span><text:span text:style-name="T4">u</text:span><text:span text:style-name="T4">n</text:span><text:span text:style-name="T4">k </text:span><text:span text:style-name="T4">l</text:span><text:span text:style-name="T4">e</text:span><text:span text:style-name="T4">n</text:span><text:span text:style-name="T4">g</text:span><text:span text:style-name="T4">t</text:span><text:span text:style-name="T4">h</text:span></text:p><text:p text:style-name="P14"><text:span text:style-name="T4">(</text:span><text:span text:style-name="T4">1</text:span><text:span text:style-name="T4">6 </text:span><text:span text:style-name="T4">b</text:span><text:span text:style-name="T4">it</text:span><text:span text:style-name="T4">s</text:span><text:span text:style-name="T4">)</text:span></text:p></draw:text-box></draw:frame><draw:frame draw:style-name="gr51" draw:text-style-name="P15" svg:width="3.548cm" svg:height="1.228cm" svg:x="12.128cm" svg:y="2.42cm"><draw:text-box><text:p text:style-name="P14"><text:span text:style-name="T4">C</text:span><text:span text:style-name="T4">hu</text:span><text:span text:style-name="T4">nk </text:span><text:span text:style-name="T4">va</text:span><text:span text:style-name="T4">lu</text:span><text:span text:style-name="T4">e</text:span></text:p><text:p text:style-name="P14"><text:span text:style-name="T4">(v</text:span><text:span text:style-name="T4">ari</text:span><text:span text:style-name="T4">ab</text:span><text:span text:style-name="T4">le </text:span><text:span text:style-name="T4">le</text:span><text:span text:style-name="T4">ng</text:span><text:span text:style-name="T4">th)</text:span></text:p></draw:text-box></draw:frame><draw:frame draw:style-name="gr52" draw:text-style-name="P15" svg:width="0.743cm" svg:height="0.742cm" svg:x="5.609cm" svg:y="0cm"><draw:text-box><text:p text:style-name="P14"><text:span text:style-name="T4">0</text:span></text:p></draw:text-box></draw:frame><draw:frame draw:style-name="gr53" draw:text-style-name="P15" svg:width="0.981cm" svg:height="0.742cm" svg:x="12.855cm" svg:y="0.002cm"><draw:text-box><text:p text:style-name="P14"><text:span text:style-name="T4">15</text:span></text:p></draw:text-box></draw:frame><draw:frame draw:style-name="gr54" draw:text-style-name="P15" svg:width="0.981cm" svg:height="0.742cm" svg:x="13.811cm" svg:y="0.002cm"><draw:text-box><text:p text:style-name="P14"><text:span text:style-name="T4">16</text:span></text:p></draw:text-box></draw:frame><draw:frame draw:style-name="gr55" draw:text-style-name="P15" svg:width="0.981cm" svg:height="0.742cm" svg:x="21.011cm" svg:y="0.002cm"><draw:text-box><text:p text:style-name="P14"><text:span text:style-name="T4">31</text:span></text:p></draw:text-box></draw:frame><draw:line draw:style-name="gr56" draw:text-style-name="P13" svg:x1="9.805cm" svg:y1="0.74cm" svg:x2="9.805cm" svg:y2="2.24cm"><text:p/></draw:line><draw:frame draw:style-name="gr57" draw:text-style-name="P15" svg:width="2.752cm" svg:height="1.227cm" svg:x="10.55cm" svg:y="0.951cm"><draw:text-box><text:p text:style-name="P14"><text:span text:style-name="T4">Chunk flags</text:span></text:p><text:p text:style-name="P14"><text:span text:style-name="T4">(8 bits)</text:span></text:p></draw:text-box></draw:frame></draw:g></text:p>
          </table:table-cell>
        </table:table-row>
      </table:table>
      <text:p text:style-name="P1"/>
      <text:p text:style-name="P5">Діаграма станів SCTP</text:p>
      <text:p text:style-name="P8"><text:span text:style-name="T2">Логіку змін стану </text:span><text:span text:style-name="T1">SCTP</text:span><text:span text:style-name="T3">-</text:span><text:span text:style-name="T1">асоціації</text:span><text:span text:style-name="T2"> </text:span><text:span text:style-name="T3">або </text:span><text:span text:style-name="T1">SCTP</text:span><text:span text:style-name="T3"> </text:span><text:span text:style-name="T2">можна зобразити у вигляді діаграми станів.</text:span></text:p>
      <table:table table:name="Таблиця2" table:style-name="Таблиця2">
        <table:table-column table:style-name="Таблиця2.A"/>
        <table:table-row table:style-name="Таблиця2.1">
          <table:table-cell table:style-name="Таблиця2.A1" office:value-type="string">
            <text:p text:style-name="P6"><draw:g text:anchor-type="paragraph" draw:z-index="0" draw:name="Груповий об'єкт 1" draw:style-name="gr25"><draw:g draw:name="task-none 1" draw:style-name="gr26"><draw:g draw:style-name="gr27"><draw:polygon draw:style-name="gr28" draw:text-style-name="P16" svg:width="0.752cm" svg:height="0.276cm" svg:x="13.421cm" svg:y="2.561cm" svg:viewBox="0 0 753 277" draw:points="0,277 753,277 753,0 0,0"><text:p/></draw:polygon><draw:line draw:style-name="gr28" draw:text-style-name="P16" svg:x1="13.792cm" svg:y1="2.629cm" svg:x2="13.792cm" svg:y2="2.767cm"><text:p/></draw:line><draw:line draw:style-name="gr28" draw:text-style-name="P16" svg:x1="13.608cm" svg:y1="2.699cm" svg:x2="13.983cm" svg:y2="2.699cm"><text:p/></draw:line></draw:g><draw:path draw:style-name="gr29" draw:text-style-name="P18" svg:width="4.499cm" svg:height="1.263cm" svg:x="11.547cm" svg:y="1.574cm" svg:viewBox="0 0 4500 1264" svg:d="M327 1264h3845c181 0 328-62 328-138v-988c0-76-147-138-328-138h-3845c-181 0-327 62-327 138v988c0 76 146 138 327 138z"><text:p text:style-name="P17"><text:span text:style-name="T5">CLOSED</text:span></text:p></draw:path></draw:g><draw:g draw:name="task-none 4" draw:style-name="gr26"><draw:g draw:style-name="gr27"><draw:polygon draw:style-name="gr28" draw:text-style-name="P16" svg:width="0.752cm" svg:height="0.276cm" svg:x="13.421cm" svg:y="9.911cm" svg:viewBox="0 0 753 277" draw:points="0,277 753,277 753,0 0,0"><text:p/></draw:polygon><draw:line draw:style-name="gr28" draw:text-style-name="P16" svg:x1="13.792cm" svg:y1="9.979cm" svg:x2="13.792cm" svg:y2="10.117cm"><text:p/></draw:line><draw:line draw:style-name="gr28" draw:text-style-name="P16" svg:x1="13.608cm" svg:y1="10.049cm" svg:x2="13.983cm" svg:y2="10.049cm"><text:p/></draw:line></draw:g><draw:path draw:style-name="gr29" draw:text-style-name="P18" svg:width="4.499cm" svg:height="1.263cm" svg:x="11.547cm" svg:y="8.924cm" svg:viewBox="0 0 4500 1264" svg:d="M327 1264h3845c181 0 328-62 328-138v-988c0-76-147-138-328-138h-3845c-181 0-327 62-327 138v988c0 76 146 138 327 138z"><text:p text:style-name="P17"><text:span text:style-name="T5">ESTABLISHED</text:span></text:p></draw:path></draw:g><draw:g draw:name="task-none 2" draw:style-name="gr26"><draw:g draw:style-name="gr27"><draw:polygon draw:style-name="gr28" draw:text-style-name="P16" svg:width="0.752cm" svg:height="0.276cm" svg:x="21.92cm" svg:y="7.461cm" svg:viewBox="0 0 753 277" draw:points="0,277 753,277 753,0 0,0"><text:p/></draw:polygon><draw:line draw:style-name="gr28" draw:text-style-name="P16" svg:x1="22.294cm" svg:y1="7.529cm" svg:x2="22.294cm" svg:y2="7.667cm"><text:p/></draw:line><draw:line draw:style-name="gr28" draw:text-style-name="P16" svg:x1="22.107cm" svg:y1="7.599cm" svg:x2="22.482cm" svg:y2="7.599cm"><text:p/></draw:line></draw:g><draw:path draw:style-name="gr29" draw:text-style-name="P18" svg:width="4.499cm" svg:height="1.263cm" svg:x="20.045cm" svg:y="6.474cm" svg:viewBox="0 0 4500 1264" svg:d="M327 1264h3845c181 0 328-62 328-138v-988c0-76-147-138-328-138h-3845c-181 0-327 62-327 138v988c0 76 146 138 327 138z"><text:p text:style-name="P17"><text:span text:style-name="T5">COOKIE-ECHOED</text:span></text:p></draw:path></draw:g><draw:g draw:name="task-none 3" draw:style-name="gr26"><draw:g draw:style-name="gr27"><draw:polygon draw:style-name="gr28" draw:text-style-name="P16" svg:width="0.752cm" svg:height="0.276cm" svg:x="21.92cm" svg:y="5.011cm" svg:viewBox="0 0 753 277" draw:points="0,277 753,277 753,0 0,0"><text:p/></draw:polygon><draw:line draw:style-name="gr28" draw:text-style-name="P16" svg:x1="22.294cm" svg:y1="5.079cm" svg:x2="22.294cm" svg:y2="5.217cm"><text:p/></draw:line><draw:line draw:style-name="gr28" draw:text-style-name="P16" svg:x1="22.107cm" svg:y1="5.149cm" svg:x2="22.482cm" svg:y2="5.149cm"><text:p/></draw:line></draw:g><draw:path draw:style-name="gr29" draw:text-style-name="P18" svg:width="4.499cm" svg:height="1.263cm" svg:x="20.045cm" svg:y="4.024cm" svg:viewBox="0 0 4500 1264" svg:d="M327 1264h3845c181 0 328-62 328-138v-988c0-76-147-138-328-138h-3845c-181 0-327 62-327 138v988c0 76 146 138 327 138z"><text:p text:style-name="P17"><text:span text:style-name="T5">COOKIE-WAIT</text:span></text:p></draw:path></draw:g><draw:g draw:name="task-none 8" draw:style-name="gr26"><draw:g draw:style-name="gr27"><draw:polygon draw:style-name="gr28" draw:text-style-name="P16" svg:width="0.752cm" svg:height="0.276cm" svg:x="21.92cm" svg:y="14.811cm" svg:viewBox="0 0 753 277" draw:points="0,277 753,277 753,0 0,0"><text:p/></draw:polygon><draw:line draw:style-name="gr28" draw:text-style-name="P16" svg:x1="22.294cm" svg:y1="14.879cm" svg:x2="22.294cm" svg:y2="15.017cm"><text:p/></draw:line><draw:line draw:style-name="gr28" draw:text-style-name="P16" svg:x1="22.107cm" svg:y1="14.949cm" svg:x2="22.482cm" svg:y2="14.949cm"><text:p/></draw:line></draw:g><draw:path draw:style-name="gr29" draw:text-style-name="P18" svg:width="4.499cm" svg:height="1.263cm" svg:x="20.045cm" svg:y="13.824cm" svg:viewBox="0 0 4500 1264" svg:d="M327 1264h3845c181 0 328-62 328-138v-988c0-76-147-138-328-138h-3845c-181 0-327 62-327 138v988c0 76 146 138 327 138z"><text:p text:style-name="P17"><text:span text:style-name="T5">SHUTDOWN-</text:span></text:p><text:p text:style-name="P17"><text:span text:style-name="T5">ACK-SENT</text:span></text:p></draw:path></draw:g><draw:g draw:name="task-none 5" draw:style-name="gr26"><draw:g draw:style-name="gr27"><draw:polygon draw:style-name="gr28" draw:text-style-name="P16" svg:width="0.752cm" svg:height="0.276cm" svg:x="21.92cm" svg:y="12.361cm" svg:viewBox="0 0 753 277" draw:points="0,277 753,277 753,0 0,0"><text:p/></draw:polygon><draw:line draw:style-name="gr28" draw:text-style-name="P16" svg:x1="22.294cm" svg:y1="12.429cm" svg:x2="22.294cm" svg:y2="12.567cm"><text:p/></draw:line><draw:line draw:style-name="gr28" draw:text-style-name="P16" svg:x1="22.107cm" svg:y1="12.499cm" svg:x2="22.482cm" svg:y2="12.499cm"><text:p/></draw:line></draw:g><draw:path draw:style-name="gr29" draw:text-style-name="P18" svg:width="4.499cm" svg:height="1.263cm" svg:x="20.045cm" svg:y="11.374cm" svg:viewBox="0 0 4500 1264" svg:d="M327 1264h3845c181 0 328-62 328-138v-988c0-76-147-138-328-138h-3845c-181 0-327 62-327 138v988c0 76 146 138 327 138z"><text:p text:style-name="P17"><text:span text:style-name="T5">SHUTDOWN-</text:span></text:p><text:p text:style-name="P17"><text:span text:style-name="T5">RECEIVED</text:span></text:p></draw:path></draw:g><draw:g draw:name="task-none 6" draw:style-name="gr26"><draw:g draw:style-name="gr27"><draw:polygon draw:style-name="gr28" draw:text-style-name="P16" svg:width="0.752cm" svg:height="0.276cm" svg:x="4.921cm" svg:y="12.361cm" svg:viewBox="0 0 753 277" draw:points="0,277 753,277 753,0 0,0"><text:p/></draw:polygon><draw:line draw:style-name="gr28" draw:text-style-name="P16" svg:x1="5.294cm" svg:y1="12.429cm" svg:x2="5.294cm" svg:y2="12.567cm"><text:p/></draw:line><draw:line draw:style-name="gr28" draw:text-style-name="P16" svg:x1="5.108cm" svg:y1="12.499cm" svg:x2="5.483cm" svg:y2="12.499cm"><text:p/></draw:line></draw:g><draw:path draw:style-name="gr29" draw:text-style-name="P18" svg:width="4.499cm" svg:height="1.263cm" svg:x="3.047cm" svg:y="11.374cm" svg:viewBox="0 0 4500 1264" svg:d="M327 1264h3845c181 0 328-62 328-138v-988c0-76-147-138-328-138h-3845c-181 0-327 62-327 138v988c0 76 146 138 327 138z"><text:p text:style-name="P17"><text:span text:style-name="T5">SHUTDOWN-</text:span></text:p><text:p text:style-name="P17"><text:span text:style-name="T5">PENDING</text:span></text:p></draw:path></draw:g><draw:g draw:name="task-none 7" draw:style-name="gr26"><draw:g draw:style-name="gr27"><draw:polygon draw:style-name="gr28" draw:text-style-name="P16" svg:width="0.752cm" svg:height="0.276cm" svg:x="4.921cm" svg:y="14.811cm" svg:viewBox="0 0 753 277" draw:points="0,277 753,277 753,0 0,0"><text:p/></draw:polygon><draw:line draw:style-name="gr28" draw:text-style-name="P16" svg:x1="5.294cm" svg:y1="14.879cm" svg:x2="5.294cm" svg:y2="15.017cm"><text:p/></draw:line><draw:line draw:style-name="gr28" draw:text-style-name="P16" svg:x1="5.108cm" svg:y1="14.949cm" svg:x2="5.483cm" svg:y2="14.949cm"><text:p/></draw:line></draw:g><draw:path draw:style-name="gr29" draw:text-style-name="P18" svg:width="4.499cm" svg:height="1.263cm" svg:x="3.047cm" svg:y="13.824cm" svg:viewBox="0 0 4500 1264" svg:d="M327 1264h3845c181 0 328-62 328-138v-988c0-76-147-138-328-138h-3845c-181 0-327 62-327 138v988c0 76 146 138 327 138z"><text:p text:style-name="P17"><text:span text:style-name="T5">SHUTDOWN-</text:span></text:p><text:p text:style-name="P17"><text:span text:style-name="T5">SENT</text:span></text:p></draw:path></draw:g><draw:line draw:style-name="gr30" draw:text-style-name="P13" svg:x1="13.797cm" svg:y1="2.866cm" svg:x2="13.797cm" svg:y2="8.924cm"><text:p/></draw:line><draw:line draw:style-name="gr30" draw:text-style-name="P13" svg:x1="16.047cm" svg:y1="2.7cm" svg:x2="20.047cm" svg:y2="4.074cm"><text:p/></draw:line><draw:line draw:style-name="gr30" draw:text-style-name="P13" svg:x1="22.297cm" svg:y1="5.266cm" svg:x2="22.297cm" svg:y2="6.474cm"><text:p/></draw:line><draw:line draw:style-name="gr30" draw:text-style-name="P13" svg:x1="20.047cm" svg:y1="7.6cm" svg:x2="16.047cm" svg:y2="9.062cm"><text:p/></draw:line><draw:line draw:style-name="gr30" draw:text-style-name="P13" svg:x1="11.553cm" svg:y1="10.035cm" svg:x2="7.553cm" svg:y2="11.497cm"><text:p/></draw:line><draw:line draw:style-name="gr30" draw:text-style-name="P13" svg:x1="16.038cm" svg:y1="10.064cm" svg:x2="20.038cm" svg:y2="11.438cm"><text:p/></draw:line><draw:line draw:style-name="gr30" draw:text-style-name="P13" svg:x1="22.297cm" svg:y1="12.657cm" svg:x2="22.297cm" svg:y2="13.865cm"><text:p/></draw:line><draw:line draw:style-name="gr30" draw:text-style-name="P13" svg:x1="5.297cm" svg:y1="12.657cm" svg:x2="5.297cm" svg:y2="13.865cm"><text:p/></draw:line><draw:line draw:style-name="gr30" draw:text-style-name="P13" svg:x1="7.546cm" svg:y1="14.456cm" svg:x2="20.046cm" svg:y2="14.456cm"><text:p/></draw:line><draw:line draw:style-name="gr30" draw:text-style-name="P13" svg:x1="24.532cm" svg:y1="14.456cm" svg:x2="27.213cm" svg:y2="14.456cm"><text:p/></draw:line><draw:line draw:style-name="gr30" draw:text-style-name="P13" svg:x1="27.193cm" svg:y1="2.188cm" svg:x2="16.063cm" svg:y2="2.225cm"><text:p/></draw:line><draw:line draw:style-name="gr18" draw:text-style-name="P13" svg:x1="27.191cm" svg:y1="2.192cm" svg:x2="27.191cm" svg:y2="14.456cm"><text:p/></draw:line><draw:line draw:style-name="gr30" draw:text-style-name="P13" svg:x1="3.075cm" svg:y1="14.456cm" svg:x2="0.395cm" svg:y2="14.456cm"><text:p/></draw:line><draw:line draw:style-name="gr18" draw:text-style-name="P13" svg:x1="0.411cm" svg:y1="2.192cm" svg:x2="0.411cm" svg:y2="14.456cm"><text:p/></draw:line><draw:line draw:style-name="gr30" draw:text-style-name="P13" svg:x1="0.42cm" svg:y1="2.206cm" svg:x2="11.55cm" svg:y2="2.206cm"><text:p/></draw:line><draw:line draw:style-name="gr30" draw:text-style-name="P13" svg:x1="15.196cm" svg:y1="0.383cm" svg:x2="15.196cm" svg:y2="1.591cm"><text:p/></draw:line><draw:line draw:style-name="gr31" draw:text-style-name="P13" svg:x1="12.275cm" svg:y1="0.374cm" svg:x2="12.275cm" svg:y2="1.582cm"><text:p/></draw:line><draw:line draw:style-name="gr18" draw:text-style-name="P13" svg:x1="15.213cm" svg:y1="0.383cm" svg:x2="12.273cm" svg:y2="0.374cm"><text:p/></draw:line><draw:frame draw:style-name="gr32" draw:text-style-name="P15" svg:width="4.735cm" svg:height="1.714cm" svg:x="7.32cm" svg:y="0cm"><draw:text-box><text:p text:style-name="P14"><text:span text:style-name="T4">rcv INIT</text:span></text:p><text:p text:style-name="P14"><text:span text:style-name="T4">snd INIT ACK</text:span></text:p><text:p text:style-name="P14"><text:span text:style-name="T4">generate State Cookie</text:span></text:p></draw:text-box></draw:frame><draw:frame draw:style-name="gr33" draw:text-style-name="P15" svg:width="3.038cm" svg:height="1.714cm" svg:x="15.263cm" svg:y="3.33cm"><draw:text-box><text:p text:style-name="P14"><text:span text:style-name="T4">ASSOCIATE</text:span></text:p><text:p text:style-name="P14"><text:span text:style-name="T4">snd INIT</text:span></text:p><text:p text:style-name="P14"><text:span text:style-name="T4">active open</text:span></text:p></draw:text-box></draw:frame><draw:frame draw:style-name="gr34" draw:text-style-name="P15" svg:width="5.169cm" svg:height="1.227cm" svg:x="8.599cm" svg:y="5.422cm"><draw:text-box><text:p text:style-name="P14"><text:span text:style-name="T4">rcv valid COOKIE ECHO</text:span></text:p><text:p text:style-name="P14"><text:span text:style-name="T4">snd COOKIE ACK</text:span></text:p></draw:text-box></draw:frame><draw:frame draw:style-name="gr35" draw:text-style-name="P15" svg:width="4.299cm" svg:height="1.227cm" svg:x="17.833cm" svg:y="5.323cm"><draw:text-box><text:p text:style-name="P14"><text:span text:style-name="T4">rcv INIT ACK</text:span></text:p><text:p text:style-name="P14"><text:span text:style-name="T4">snd COOKIE ECHO</text:span></text:p></draw:text-box></draw:frame><draw:frame draw:style-name="gr36" draw:text-style-name="P15" svg:width="3.809cm" svg:height="0.74cm" svg:x="14.751cm" svg:y="7.47cm"><draw:text-box><text:p text:style-name="P14"><text:span text:style-name="T4">rcv COOKIE ACK</text:span></text:p></draw:text-box></draw:frame><draw:frame draw:style-name="gr37" draw:text-style-name="P15" svg:width="5.116cm" svg:height="1.227cm" svg:x="5.32cm" svg:y="9.349cm"><draw:text-box><text:p text:style-name="P14"><text:span text:style-name="T4">SHUTDOWN</text:span></text:p><text:p text:style-name="P14"><text:span text:style-name="T4">check outstanding DATA</text:span></text:p></draw:text-box></draw:frame><draw:frame draw:style-name="gr38" draw:text-style-name="P15" svg:width="5.566cm" svg:height="1.227cm" svg:x="5.344cm" svg:y="12.672cm"><draw:text-box><text:p text:style-name="P14"><text:span text:style-name="T4">snd SHUTDOWN</text:span></text:p><text:p text:style-name="P14"><text:span text:style-name="T4">no more outstanding DATA</text:span></text:p></draw:text-box></draw:frame><draw:frame draw:style-name="gr37" draw:text-style-name="P15" svg:width="5.116cm" svg:height="1.227cm" svg:x="14.437cm" svg:y="11.049cm"><draw:text-box><text:p text:style-name="P14"><text:span text:style-name="T4">rcv SHUTDOWN</text:span></text:p><text:p text:style-name="P14"><text:span text:style-name="T4">check outstanding DATA</text:span></text:p></draw:text-box></draw:frame><draw:frame draw:style-name="gr39" draw:text-style-name="P15" svg:width="4.843cm" svg:height="1.714cm" svg:x="11.437cm" svg:y="12.85cm"><draw:text-box><text:p text:style-name="P14"><text:span text:style-name="T4">rcv SHUTDOWN</text:span></text:p><text:p text:style-name="P14"><text:span text:style-name="T4">snd SHUTDOWN ACK</text:span></text:p><text:p text:style-name="P14"><text:span text:style-name="T4">simultaneous close</text:span></text:p></draw:text-box></draw:frame><draw:frame draw:style-name="gr38" draw:text-style-name="P15" svg:width="5.566cm" svg:height="1.227cm" svg:x="16.646cm" svg:y="12.672cm"><draw:text-box><text:p text:style-name="P14"><text:span text:style-name="T4">snd SHUTDOWN ACK</text:span></text:p><text:p text:style-name="P14"><text:span text:style-name="T4">no more outstanding DATA</text:span></text:p></draw:text-box></draw:frame><draw:frame draw:style-name="gr40" draw:text-style-name="P15" svg:width="6.296cm" svg:height="1.227cm" svg:x="0.386cm" svg:y="7.251cm"><draw:text-box><text:p text:style-name="P14"><text:span text:style-name="T4">rcv SHUTDOWN ACK</text:span></text:p><text:p text:style-name="P14"><text:span text:style-name="T4">snd SHUTDOWN COMPLETE</text:span></text:p></draw:text-box></draw:frame><draw:frame draw:style-name="gr41" draw:text-style-name="P15" svg:width="6.668cm" svg:height="2.2cm" svg:x="20.519cm" svg:y="8.391cm"><draw:text-box><text:p text:style-name="P14"><text:span text:style-name="T4">A: rcv SHUTDOWN COMPLETE</text:span></text:p><text:p text:style-name="P14"><text:span text:style-name="T4"/></text:p><text:p text:style-name="P14"><text:span text:style-name="T4">B: <text:s text:c="5"/>rcv SHUTDOWN ACK</text:span></text:p><text:p text:style-name="P14"><text:span text:style-name="T4">snd SHUTDOWN COMPLETE</text:span></text:p></draw:text-box></draw:frame><draw:frame draw:style-name="gr42" draw:text-style-name="P15" svg:width="3.858cm" svg:height="0.74cm" svg:x="11.968cm" svg:y="10.211cm"><draw:text-box><text:p text:style-name="P14"><text:span text:style-name="T4">SEND, RECEIVE</text:span></text:p></draw:text-box></draw:frame></draw:g></text:p>
          </table:table-cell>
        </table:table-row>
      </table:table>
      <text:p text:style-name="P10"/>
      <text:p text:style-name="P9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Mono1" svg:font-family="'Liberation Mono'" style:font-adornments="Обычный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Жирный" style:font-family-generic="swiss" style:font-pitch="variable"/>
    <style:font-face style:name="Liberation Sans3" svg:font-family="'Liberation Sans'" style:font-adornments="Курсив" style:font-family-generic="swiss" style:font-pitch="variable"/>
    <style:font-face style:name="Liberation Sans4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ahoma" svg:font-family="Tahoma" style:font-family-generic="system" style:font-pitch="variable"/>
  </office:font-face-decls>
  <office:styles>
    <draw:marker draw:name="Стилі_20_стрілок_20_17" draw:display-name="Стилі стрілок 17" svg:viewBox="0 0 20 13" svg:d="M0 13l10-13 10 13z"/>
    <draw:stroke-dash draw:name="Dashed_20__28_var_29__20_2" draw:display-name="Dashed (var) 2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3cm" style:type="center"/>
          <style:tab-stop style:position="26cm" style:type="right"/>
        </style:tab-stops>
      </style:paragraph-properties>
    </style:style>
    <style:style style:name="Шаблон_3a__20_Титульна_20_сторінка" style:display-name="Шаблон: Титульна сторінка" style:family="paragraph">
      <style:paragraph-properties fo:text-align="center" style:justify-single-word="false"/>
      <style:text-properties style:font-name="Liberation Sans1" fo:font-family="'Liberation Sans'" style:font-family-generic="swiss" style:font-pitch="variable" fo:font-size="44pt" officeooo:rsid="00071110" style:font-size-asian="38.5pt" style:font-size-complex="44pt"/>
    </style:style>
    <style:style style:name="Шаблон_3a__20_Заголовок_20_теми" style:display-name="Шаблон: Заголовок теми" style:family="paragraph" style:next-style-name="Шаблон_3a__20_Звичайний_20_текст">
      <style:paragraph-properties fo:text-align="center" style:justify-single-word="false"/>
      <style:text-properties style:font-name="Liberation Sans1" fo:font-family="'Liberation Sans'" style:font-family-generic="swiss" style:font-pitch="variable" fo:font-size="28pt" officeooo:rsid="000891be" style:font-size-asian="32pt" style:font-size-complex="32pt"/>
    </style:style>
    <style:style style:name="Шаблон_3a__20_Звичайний_20_текст" style:display-name="Шаблон: Звичайний текст" style:family="paragraph">
      <style:paragraph-properties fo:margin-top="0cm" fo:margin-bottom="0.499cm" style:contextual-spacing="false"/>
      <style:text-properties style:font-name="Liberation Sans1" fo:font-family="'Liberation Sans'" style:font-family-generic="swiss" style:font-pitch="variable" fo:font-size="21pt" officeooo:rsid="000f45a1" style:font-size-asian="21pt" style:font-size-complex="21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Шаблон_3a__20_Текст_20_програми" style:display-name="Шаблон: Текст програми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Текст_20_командного_20_інтерпретатора" style:display-name="Шаблон: Текст командного інтерпретатора" style:family="paragraph">
      <style:text-properties style:font-name="Liberation Mono" fo:font-family="'Liberation Mono'" style:font-family-generic="modern" style:font-pitch="fixed" fo:font-size="14pt" fo:letter-spacing="-0.025cm" fo:language="zxx" fo:country="none" officeooo:rsid="000c0a0c" style:font-size-asian="14pt" style:font-size-complex="14pt"/>
    </style:style>
    <style:style style:name="Шаблон_3a__20_Коментар" style:display-name="Шаблон: Коментар" style:family="paragraph">
      <style:text-properties style:font-name="Liberation Sans1" fo:font-family="'Liberation Sans'" style:font-family-generic="swiss" style:font-pitch="variable" fo:font-size="16pt" officeooo:rsid="000c0a0c" style:font-size-asian="16pt" style:font-size-complex="16pt"/>
    </style:style>
    <style:style style:name="Шаблон_3a__20_Звичайний_20_текст_20_без_20_відступу" style:display-name="Шаблон: Звичайний текст без відступу" style:family="paragraph" style:parent-style-name="Шаблон_3a__20_Звичайний_20_текст" style:master-page-name="">
      <style:paragraph-properties fo:margin-top="0cm" fo:margin-bottom="0cm" style:contextual-spacing="false" style:page-number="auto">
        <style:tab-stops/>
      </style:paragraph-properties>
    </style:style>
    <style:style style:name="Шаблон_3a__20_Title_20_page" style:display-name="Шаблон: Title page" style:family="paragraph" style:master-page-name="">
      <style:paragraph-properties fo:text-align="center" style:justify-single-word="false" style:page-number="auto">
        <style:tab-stops/>
      </style:paragraph-properties>
      <style:text-properties style:font-name="Liberation Sans4" fo:font-family="'Liberation Sans'" style:font-style-name="Обычный" style:font-family-generic="swiss" style:font-pitch="variable" fo:font-size="44pt" fo:language="en" fo:country="US" officeooo:rsid="001ca846"/>
    </style:style>
    <style:style style:name="Шаблон_3a__20_Topic_20_title" style:display-name="Шаблон: Topic title" style:family="paragraph" style:next-style-name="Шаблон_3a__20_Regular_20_text" style:master-page-name="">
      <style:paragraph-properties fo:text-align="center" style:justify-single-word="false" style:page-number="auto"/>
      <style:text-properties style:font-name="Liberation Sans4" fo:font-family="'Liberation Sans'" style:font-style-name="Обычный" style:font-family-generic="swiss" style:font-pitch="variable" fo:font-size="28pt" fo:language="en" fo:country="US" officeooo:rsid="001ca846"/>
    </style:style>
    <style:style style:name="Шаблон_3a__20_Regular_20_text" style:display-name="Шаблон: Regular text" style:family="paragraph" style:master-page-name="">
      <style:paragraph-properties fo:margin-top="0cm" fo:margin-bottom="0.499cm" style:contextual-spacing="false" style:page-number="auto"/>
      <style:text-properties style:font-name="Liberation Sans4" fo:font-family="'Liberation Sans'" style:font-style-name="Обычный" style:font-family-generic="swiss" style:font-pitch="variable" fo:font-size="21pt" fo:language="en" fo:country="US" officeooo:rsid="001ca846"/>
    </style:style>
    <style:style style:name="Шаблон_3a__20_Regular_20_text_20_without_20_indentation" style:display-name="Шаблон: Regular text without indentation" style:family="paragraph">
      <style:paragraph-properties>
        <style:tab-stops/>
      </style:paragraph-properties>
      <style:text-properties style:font-name="Liberation Sans4" fo:font-family="'Liberation Sans'" style:font-style-name="Обычный" style:font-family-generic="swiss" style:font-pitch="variable" fo:font-size="21pt" fo:language="en" fo:country="US" officeooo:rsid="001e6ae1"/>
    </style:style>
    <style:style style:name="Шаблон_3a__20_Comment" style:display-name="Шаблон: Comment" style:family="paragraph" style:master-page-name="">
      <style:paragraph-properties style:page-number="auto"/>
      <style:text-properties style:font-name="Liberation Sans4" fo:font-family="'Liberation Sans'" style:font-style-name="Обычный" style:font-family-generic="swiss" style:font-pitch="variable" fo:font-size="16pt" fo:language="en" fo:country="US" officeooo:rsid="001e6ae1"/>
    </style:style>
    <style:style style:name="Шаблон_3a__20_Ідентифікатор_20_опція" style:display-name="Шаблон: Ідентифікатор опція" style:family="paragraph" style:parent-style-name="Шаблон_3a__20_Текст_20_командного_20_інтерпретатора">
      <style:text-properties officeooo:rsid="00102068"/>
    </style:style>
    <style:style style:name="Шаблон_3a__20_Текст_20_програми_2c__20_відступ" style:display-name="Шаблон: Текст програми, відступ" style:family="paragraph" style:parent-style-name="Шаблон_3a__20_Текст_20_програми">
      <style:paragraph-properties fo:margin-top="0cm" fo:margin-bottom="0.499cm" style:contextual-spacing="false"/>
      <style:text-properties officeooo:rsid="00202775"/>
    </style:style>
    <style:style style:name="Шаблон_3a__20_Текст_20_командного_20_інтерпретатора_2c__20_відступ" style:display-name="Шаблон: Текст командного інтерпретатора, відступ" style:family="paragraph" style:parent-style-name="Шаблон_3a__20_Текст_20_командного_20_інтерпретатора">
      <style:paragraph-properties fo:margin-top="0cm" fo:margin-bottom="0.499cm" style:contextual-spacing="false"/>
    </style:style>
    <style:style style:name="Шаблон_3a__20_Термін" style:display-name="Шаблон: Термін" style:family="text">
      <style:text-properties style:font-name="Liberation Sans4" fo:font-family="'Liberation Sans'" style:font-style-name="Обычный" style:font-family-generic="swiss" style:font-pitch="variable" fo:font-size="21pt" fo:font-style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Шаблон_3a__20_Ідентифікатор" style:display-name="Шаблон: Ідентифікатор" style:family="text">
      <style:text-properties style:font-name="Liberation Mono1" fo:font-family="'Liberation Mono'" style:font-style-name="Обычный" style:font-family-generic="modern" style:font-pitch="fixed" fo:font-size="14pt" fo:letter-spacing="-0.025cm" fo:language="zxx" fo:country="none"/>
    </style:style>
    <style:style style:name="Numbering_20_Symbols" style:display-name="Numbering Symbols" style:family="text"/>
    <style:style style:name="Шаблон_3a__20_Шляхове_20_ім_27_я" style:display-name="Шаблон: Шляхове ім'я" style:family="text">
      <style:text-properties style:font-name="Liberation Sans2" fo:font-family="'Liberation Sans'" style:font-style-name="Жирный" style:font-family-generic="swiss" style:font-pitch="variable" fo:font-size="21pt" fo:language="zxx" fo:country="none" fo:font-weight="bold"/>
    </style:style>
    <style:style style:name="Шаблон_3a__20_Шляхове_20_ім_27_я_20_в_20_коментарі" style:display-name="Шаблон: Шляхове ім'я в коментарі" style:family="text">
      <style:text-properties style:font-name="Liberation Sans2" fo:font-family="'Liberation Sans'" style:font-style-name="Жирный" style:font-family-generic="swiss" style:font-pitch="variable" fo:font-size="16pt" fo:language="zxx" fo:country="none" fo:font-weight="bold"/>
    </style:style>
    <style:style style:name="Шаблон_3a__20_Ідентифікатор_20_опція" style:display-name="Шаблон: Ідентифікатор опція" style:family="text" style:parent-style-name="Шаблон_3a__20_Ідентифікатор">
      <style:text-properties fo:font-style="italic"/>
    </style:style>
    <style:style style:name="Шаблон_3a__20_Term" style:display-name="Шаблон: Term" style:family="text">
      <style:text-properties style:font-name="Liberation Sans3" fo:font-family="'Liberation Sans'" style:font-style-name="Курсив" style:font-family-generic="swiss" style:font-pitch="variable" fo:font-size="21pt" fo:language="en" fo:country="US" fo:font-style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8cm" fo:page-height="15.75cm" style:num-format="1" style:print-orientation="landscape" fo:margin-top="0cm" fo:margin-bottom="0cm" fo:margin-left="0.199cm" fo:margin-right="0.1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7T08:40:03.531139960</meta:creation-date>
    <dc:date>2024-04-03T09:59:03.175075403</dc:date>
    <meta:editing-duration>PT13M9S</meta:editing-duration>
    <meta:editing-cycles>7</meta:editing-cycles>
    <meta:generator>LibreOffice/7.6.6.3$Linux_X86_64 LibreOffice_project/60$Build-3</meta:generator>
    <meta:document-statistic meta:table-count="4" meta:image-count="0" meta:object-count="0" meta:page-count="5" meta:paragraph-count="5" meta:word-count="22" meta:character-count="149" meta:non-whitespace-character-count="132"/>
  </office:meta>
</office:document-meta>
</file>